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98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4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6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$T \pm0,1 ^{\circ}C$</text:p>
          </table:table-cell>
          <table:table-cell office:value-type="string" calcext:value-type="string">
            <text:p>$f_1 \pm 1, Гц$</text:p>
          </table:table-cell>
          <table:table-cell office:value-type="string" calcext:value-type="string">
            <text:p>$f_2 \pm 1, Гц$</text:p>
          </table:table-cell>
          <table:table-cell office:value-type="string" calcext:value-type="string">
            <text:p>$f_3 \pm 1, Гц$</text:p>
          </table:table-cell>
          <table:table-cell office:value-type="string" calcext:value-type="string">
            <text:p>$f_4 \pm 1, Гц$</text:p>
          </table:table-cell>
          <table:table-cell office:value-type="string" calcext:value-type="string">
            <text:p>$f_5 \pm 1, Гц$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.4" calcext:value-type="float">
            <text:p>25,4</text:p>
          </table:table-cell>
          <table:table-cell office:value-type="float" office:value="244" calcext:value-type="float">
            <text:p>244</text:p>
          </table:table-cell>
          <table:table-cell office:value-type="float" office:value="494" calcext:value-type="float">
            <text:p>494</text:p>
          </table:table-cell>
          <table:table-cell office:value-type="float" office:value="744" calcext:value-type="float">
            <text:p>744</text:p>
          </table:table-cell>
          <table:table-cell office:value-type="float" office:value="992" calcext:value-type="float">
            <text:p>992</text:p>
          </table:table-cell>
          <table:table-cell office:value-type="float" office:value="1238" calcext:value-type="float">
            <text:p>12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5" calcext:value-type="float">
            <text:p>35,0</text:p>
          </table:table-cell>
          <table:table-cell office:value-type="float" office:value="248" calcext:value-type="float">
            <text:p>248</text:p>
          </table:table-cell>
          <table:table-cell office:value-type="float" office:value="503" calcext:value-type="float">
            <text:p>503</text:p>
          </table:table-cell>
          <table:table-cell office:value-type="float" office:value="756" calcext:value-type="float">
            <text:p>756</text:p>
          </table:table-cell>
          <table:table-cell office:value-type="float" office:value="1007" calcext:value-type="float">
            <text:p>1007</text:p>
          </table:table-cell>
          <table:table-cell office:value-type="float" office:value="1257" calcext:value-type="float">
            <text:p>125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5" calcext:value-type="float">
            <text:p>45,0</text:p>
          </table:table-cell>
          <table:table-cell office:value-type="float" office:value="251" calcext:value-type="float">
            <text:p>251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1023" calcext:value-type="float">
            <text:p>1023</text:p>
          </table:table-cell>
          <table:table-cell office:value-type="float" office:value="1277" calcext:value-type="float">
            <text:p>12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55" calcext:value-type="float">
            <text:p>55,0</text:p>
          </table:table-cell>
          <table:table-cell office:value-type="float" office:value="265" calcext:value-type="float">
            <text:p>265</text:p>
          </table:table-cell>
          <table:table-cell office:value-type="float" office:value="519" calcext:value-type="float">
            <text:p>519</text:p>
          </table:table-cell>
          <table:table-cell office:value-type="float" office:value="780" calcext:value-type="float">
            <text:p>780</text:p>
          </table:table-cell>
          <table:table-cell office:value-type="float" office:value="1038" calcext:value-type="float">
            <text:p>1038</text:p>
          </table:table-cell>
          <table:table-cell office:value-type="float" office:value="1297" calcext:value-type="float">
            <text:p>1297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температура в кельвинах</text:p>
          </table:table-cell>
          <table:table-cell office:value-type="string" calcext:value-type="string">
            <text:p>$T \pm0,1 ^{\circ}C$</text:p>
          </table:table-cell>
          <table:table-cell table:formula="of:=25.4+273" office:value-type="float" office:value="298.4" calcext:value-type="float">
            <text:p>298,4</text:p>
          </table:table-cell>
          <table:table-cell table:style-name="ce1" table:formula="of:=35+273" office:value-type="float" office:value="308" calcext:value-type="float">
            <text:p>308,0</text:p>
          </table:table-cell>
          <table:table-cell table:style-name="ce1" table:formula="of:=45+273" office:value-type="float" office:value="318" calcext:value-type="float">
            <text:p>318,0</text:p>
          </table:table-cell>
          <table:table-cell table:style-name="ce1" table:formula="of:=55+273" office:value-type="float" office:value="328" calcext:value-type="float">
            <text:p>328,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коэфф наклона с погрешностью</text:p>
          </table:table-cell>
          <table:table-cell office:value-type="string" calcext:value-type="string">
            <text:p>k, Гц</text:p>
          </table:table-cell>
          <table:table-cell table:style-name="ce5" office:value-type="string" calcext:value-type="string">
            <text:p>$248,6 \pm 0,5$</text:p>
          </table:table-cell>
          <table:table-cell office:value-type="string" calcext:value-type="string">
            <text:p>$252,2 \pm 0,6$</text:p>
          </table:table-cell>
          <table:table-cell office:value-type="string" calcext:value-type="string">
            <text:p>$256,3 \pm 0,8$</text:p>
          </table:table-cell>
          <table:table-cell office:value-type="string" calcext:value-type="string">
            <text:p>$258,3 \pm 0,6$</text:p>
          </table:table-cell>
          <table:table-cell/>
          <table:table-cell office:value-type="string" calcext:value-type="string">
            <text:p>длина</text:p>
          </table:table-cell>
          <table:table-cell office:value-type="string" calcext:value-type="string">
            <text:p>погрешность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погрешность к наклона</text:p>
          </table:table-cell>
          <table:table-cell/>
          <table:table-cell office:value-type="float" office:value="0.503322295682982" calcext:value-type="float">
            <text:p>0,503322295682982</text:p>
          </table:table-cell>
          <table:table-cell office:value-type="float" office:value="0.588784057757497" calcext:value-type="float">
            <text:p>0,588784057757497</text:p>
          </table:table-cell>
          <table:table-cell office:value-type="float" office:value="0.772442015085523" calcext:value-type="float">
            <text:p>0,772442015085523</text:p>
          </table:table-cell>
          <table:table-cell office:value-type="float" office:value="0.574456264655323" calcext:value-type="float">
            <text:p>0,57445626465532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$J$18]/[.$I$18]" office:value-type="float" office:value="0.00142857142857143" calcext:value-type="float">
            <text:p>0,00142857142857143</text:p>
          </table:table-cell>
          <table:table-cell table:formula="of:=[.$J$18]/[.$I$18]" office:value-type="float" office:value="0.00142857142857143" calcext:value-type="float">
            <text:p>0,00142857142857143</text:p>
          </table:table-cell>
          <table:table-cell table:formula="of:=[.$J$18]/[.$I$18]" office:value-type="float" office:value="0.00142857142857143" calcext:value-type="float">
            <text:p>0,00142857142857143</text:p>
          </table:table-cell>
          <table:table-cell table:formula="of:=[.$J$18]/[.$I$18]" office:value-type="float" office:value="0.00142857142857143" calcext:value-type="float">
            <text:p>0,00142857142857143</text:p>
          </table:table-cell>
        </table:table-row>
        <table:table-row table:style-name="ro1">
          <table:table-cell/>
          <table:table-cell office:value-type="string" calcext:value-type="string">
            <text:p>к наклона</text:p>
          </table:table-cell>
          <table:table-cell office:value-type="string" calcext:value-type="string">
            <text:p>k, Гц</text:p>
          </table:table-cell>
          <table:table-cell office:value-type="float" office:value="248.6" calcext:value-type="float">
            <text:p>248,6</text:p>
          </table:table-cell>
          <table:table-cell office:value-type="float" office:value="252.2" calcext:value-type="float">
            <text:p>252,2</text:p>
          </table:table-cell>
          <table:table-cell office:value-type="float" office:value="256.3" calcext:value-type="float">
            <text:p>256,3</text:p>
          </table:table-cell>
          <table:table-cell office:value-type="float" office:value="258.3" calcext:value-type="float">
            <text:p>258,3</text:p>
          </table:table-cell>
          <table:table-cell table:number-columns-repeated="2"/>
          <table:table-cell office:value-type="string" calcext:value-type="string">
            <text:p>относ погр К</text:p>
          </table:table-cell>
          <table:table-cell table:formula="of:=[.D18]/[.D19]" office:value-type="float" office:value="0.00202462709446091" calcext:value-type="float">
            <text:p>0,00202462709446091</text:p>
          </table:table-cell>
          <table:table-cell table:formula="of:=[.E18]/[.E19]" office:value-type="float" office:value="0.00233459182298769" calcext:value-type="float">
            <text:p>0,00233459182298769</text:p>
          </table:table-cell>
          <table:table-cell table:formula="of:=[.F18]/[.F19]" office:value-type="float" office:value="0.00301381980134812" calcext:value-type="float">
            <text:p>0,00301381980134812</text:p>
          </table:table-cell>
          <table:table-cell table:formula="of:=[.G18]/[.G19]" office:value-type="float" office:value="0.00222398863590911" calcext:value-type="float">
            <text:p>0,00222398863590911</text:p>
          </table:table-cell>
        </table:table-row>
        <table:table-row table:style-name="ro1">
          <table:table-cell/>
          <table:table-cell office:value-type="string" calcext:value-type="string">
            <text:p>скорость звука</text:p>
          </table:table-cell>
          <table:table-cell office:value-type="string" calcext:value-type="string">
            <text:p>c</text:p>
          </table:table-cell>
          <table:table-cell table:formula="of:=[.D19]*1.4" office:value-type="float" office:value="348.04" calcext:value-type="float">
            <text:p>348,04</text:p>
          </table:table-cell>
          <table:table-cell table:formula="of:=[.E19]*1.4" office:value-type="float" office:value="353.08" calcext:value-type="float">
            <text:p>353,08</text:p>
          </table:table-cell>
          <table:table-cell table:formula="of:=[.F19]*1.4" office:value-type="float" office:value="358.82" calcext:value-type="float">
            <text:p>358,82</text:p>
          </table:table-cell>
          <table:table-cell table:formula="of:=[.G19]*1.4" office:value-type="float" office:value="361.62" calcext:value-type="float">
            <text:p>361,62</text:p>
          </table:table-cell>
          <table:table-cell table:number-columns-repeated="2"/>
          <table:table-cell office:value-type="string" calcext:value-type="string">
            <text:p>отн погр скорости звука</text:p>
          </table:table-cell>
          <table:table-cell table:formula="of:=[.K19]+[.K18]" office:value-type="float" office:value="0.00345319852303234" calcext:value-type="float">
            <text:p>0,00345319852303234</text:p>
          </table:table-cell>
          <table:table-cell table:formula="of:=[.L19]+[.L18]" office:value-type="float" office:value="0.00376316325155912" calcext:value-type="float">
            <text:p>0,00376316325155912</text:p>
          </table:table-cell>
          <table:table-cell table:formula="of:=[.M19]+[.M18]" office:value-type="float" office:value="0.00444239122991955" calcext:value-type="float">
            <text:p>0,00444239122991955</text:p>
          </table:table-cell>
          <table:table-cell table:formula="of:=[.N19]+[.N18]" office:value-type="float" office:value="0.00365256006448054" calcext:value-type="float">
            <text:p>0,00365256006448054</text:p>
          </table:table-cell>
        </table:table-row>
        <table:table-row table:style-name="ro1">
          <table:table-cell/>
          <table:table-cell office:value-type="string" calcext:value-type="string">
            <text:p>абсолютная погрешность скорость звука</text:p>
          </table:table-cell>
          <table:table-cell/>
          <table:table-cell table:formula="of:=[.D20]*[.K20]" office:value-type="float" office:value="1.20185121395617" calcext:value-type="float">
            <text:p>1,20185121395617</text:p>
          </table:table-cell>
          <table:table-cell table:formula="of:=[.E20]*[.L20]" office:value-type="float" office:value="1.3286976808605" calcext:value-type="float">
            <text:p>1,3286976808605</text:p>
          </table:table-cell>
          <table:table-cell table:formula="of:=[.F20]*[.M20]" office:value-type="float" office:value="1.59401882111973" calcext:value-type="float">
            <text:p>1,59401882111973</text:p>
          </table:table-cell>
          <table:table-cell table:formula="of:=[.G20]*[.N20]" office:value-type="float" office:value="1.32083877051745" calcext:value-type="float">
            <text:p>1,3208387705174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скорость звука с погрешностью</text:p>
          </table:table-cell>
          <table:table-cell office:value-type="string" calcext:value-type="string">
            <text:p>c, м/с</text:p>
          </table:table-cell>
          <table:table-cell table:style-name="ce1" office:value-type="string" calcext:value-type="string">
            <text:p>$348,0 \pm 1,2$</text:p>
          </table:table-cell>
          <table:table-cell office:value-type="string" calcext:value-type="string">
            <text:p>$253,1 \pm 1,3$</text:p>
          </table:table-cell>
          <table:table-cell office:value-type="string" calcext:value-type="string">
            <text:p>$258,8 \pm 1,6$</text:p>
          </table:table-cell>
          <table:table-cell office:value-type="string" calcext:value-type="string">
            <text:p>$361,6 \pm 1,3$</text:p>
          </table:table-cell>
          <table:table-cell/>
          <table:table-cell office:value-type="float" office:value="0.029" calcext:value-type="float">
            <text:p>0,029</text:p>
          </table:table-cell>
          <table:table-cell office:value-type="float" office:value="8.314" calcext:value-type="float">
            <text:p>8,3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квадрат скорости звука</text:p>
          </table:table-cell>
          <table:table-cell office:value-type="string" calcext:value-type="string">
            <text:p>С^2</text:p>
          </table:table-cell>
          <table:table-cell table:formula="of:=[.D20]*[.D20]" office:value-type="float" office:value="121131.8416" calcext:value-type="float">
            <text:p>121131,8416</text:p>
          </table:table-cell>
          <table:table-cell table:formula="of:=[.E20]*[.E20]" office:value-type="float" office:value="124665.4864" calcext:value-type="float">
            <text:p>124665,4864</text:p>
          </table:table-cell>
          <table:table-cell table:formula="of:=[.F20]*[.F20]" office:value-type="float" office:value="128751.7924" calcext:value-type="float">
            <text:p>128751,7924</text:p>
          </table:table-cell>
          <table:table-cell table:formula="of:=[.G20]*[.G20]" office:value-type="float" office:value="130769.0244" calcext:value-type="float">
            <text:p>130769,0244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показатель адиабаты</text:p>
          </table:table-cell>
          <table:table-cell table:style-name="ce2" office:value-type="string" calcext:value-type="string">
            <text:p>\gamma</text:p>
          </table:table-cell>
          <table:table-cell table:style-name="ce2" table:formula="of:=[.$I$23]*[.D24]/[.D16]/[.$J$23]" office:value-type="float" office:value="1.41594856893731" calcext:value-type="float">
            <text:p>1,41594856893731</text:p>
          </table:table-cell>
          <table:table-cell table:style-name="ce2" table:formula="of:=[.$I$23]*[.E24]/[.E16]/[.$J$23]" office:value-type="float" office:value="1.41183354691976" calcext:value-type="float">
            <text:p>1,41183354691976</text:p>
          </table:table-cell>
          <table:table-cell table:style-name="ce2" table:formula="of:=[.$I$23]*[.F24]/[.F16]/[.$J$23]" office:value-type="float" office:value="1.41225831839301" calcext:value-type="float">
            <text:p>1,41225831839301</text:p>
          </table:table-cell>
          <table:table-cell table:style-name="ce2" table:formula="of:=[.$I$23]*[.G24]/[.G16]/[.$J$23]" office:value-type="float" office:value="1.39065377074814" calcext:value-type="float">
            <text:p>1,3906537707481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относительная погрешность</text:p>
          </table:table-cell>
          <table:table-cell table:style-name="ce3" office:value-type="string" calcext:value-type="string">
            <text:p>dg</text:p>
          </table:table-cell>
          <table:table-cell table:style-name="ce3" table:formula="of:=2*[.K20]+[.D30]" office:value-type="float" office:value="0.00724151768949631" calcext:value-type="float">
            <text:p>0,00724151768949631</text:p>
          </table:table-cell>
          <table:table-cell table:style-name="ce3" table:formula="of:=2*[.L20]+[.E30]" office:value-type="float" office:value="0.0110977550745468" calcext:value-type="float">
            <text:p>0,0110977550745468</text:p>
          </table:table-cell>
          <table:table-cell table:style-name="ce3" table:formula="of:=2*[.M20]+[.F30]" office:value-type="float" office:value="0.0154885560447448" calcext:value-type="float">
            <text:p>0,0154885560447448</text:p>
          </table:table-cell>
          <table:table-cell table:style-name="ce3" table:formula="of:=2*[.N20]+[.G30]" office:value-type="float" office:value="0.0167563396411562" calcext:value-type="float">
            <text:p>0,0167563396411562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абсолютная погрешность показателя</text:p>
          </table:table-cell>
          <table:table-cell table:style-name="ce2" office:value-type="string" calcext:value-type="string">
            <text:p>Dg</text:p>
          </table:table-cell>
          <table:table-cell table:style-name="ce2" table:formula="of:=[.D26]*[.D25]" office:value-type="float" office:value="0.0102536166093765" calcext:value-type="float">
            <text:p>0,0102536166093765</text:p>
          </table:table-cell>
          <table:table-cell table:style-name="ce2" table:formula="of:=[.E26]*[.E25]" office:value-type="float" office:value="0.0156681829097442" calcext:value-type="float">
            <text:p>0,0156681829097442</text:p>
          </table:table-cell>
          <table:table-cell table:style-name="ce2" table:formula="of:=[.F26]*[.F25]" office:value-type="float" office:value="0.0218738421140871" calcext:value-type="float">
            <text:p>0,0218738421140871</text:p>
          </table:table-cell>
          <table:table-cell table:style-name="ce2" table:formula="of:=[.G26]*[.G25]" office:value-type="float" office:value="0.0233022669059103" calcext:value-type="float">
            <text:p>0,02330226690591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нова температура</text:p>
          </table:table-cell>
          <table:table-cell/>
          <table:table-cell table:formula="of:=[.D16]" office:value-type="float" office:value="298.4" calcext:value-type="float">
            <text:p>298,4</text:p>
          </table:table-cell>
          <table:table-cell table:style-name="ce1" table:formula="of:=[.E16]" office:value-type="float" office:value="308" calcext:value-type="float">
            <text:p>308,0</text:p>
          </table:table-cell>
          <table:table-cell table:style-name="ce1" table:formula="of:=[.F16]" office:value-type="float" office:value="318" calcext:value-type="float">
            <text:p>318,0</text:p>
          </table:table-cell>
          <table:table-cell table:style-name="ce1" table:formula="of:=[.G16]" office:value-type="float" office:value="328" calcext:value-type="float">
            <text:p>328,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бс погр темп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.1" calcext:value-type="float">
            <text:p>1,1</text:p>
          </table:table-cell>
          <table:table-cell office:value-type="float" office:value="2.1" calcext:value-type="float">
            <text:p>2,1</text:p>
          </table:table-cell>
          <table:table-cell office:value-type="float" office:value="3.1" calcext:value-type="float">
            <text:p>3,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отн погр темп</text:p>
          </table:table-cell>
          <table:table-cell/>
          <table:table-cell table:formula="of:=[.D29]/[.D28]" office:value-type="float" office:value="0.000335120643431635" calcext:value-type="float">
            <text:p>0,000335120643431635</text:p>
          </table:table-cell>
          <table:table-cell table:formula="of:=[.E29]/[.E28]" office:value-type="float" office:value="0.00357142857142857" calcext:value-type="float">
            <text:p>0,00357142857142857</text:p>
          </table:table-cell>
          <table:table-cell table:formula="of:=[.F29]/[.F28]" office:value-type="float" office:value="0.00660377358490566" calcext:value-type="float">
            <text:p>0,00660377358490566</text:p>
          </table:table-cell>
          <table:table-cell table:formula="of:=[.G29]/[.G28]" office:value-type="float" office:value="0.00945121951219512" calcext:value-type="float">
            <text:p>0,009451219512195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$\gamma$</text:p>
          </table:table-cell>
          <table:table-cell office:value-type="string" calcext:value-type="string">
            <text:p>$1,42 \pm 0,01$</text:p>
          </table:table-cell>
          <table:table-cell table:number-columns-repeated="2" office:value-type="string" calcext:value-type="string">
            <text:p>$1,41 \pm 0,02$</text:p>
          </table:table-cell>
          <table:table-cell office:value-type="string" calcext:value-type="string">
            <text:p>$1,39 \pm 0,02$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33]-[.D20]" office:value-type="float" office:value="-2.03999999999996" calcext:value-type="float">
            <text:p>-2,03999999999996</text:p>
          </table:table-cell>
          <table:table-cell table:formula="of:=[.E33]-[.E20]" office:value-type="float" office:value="-1.07999999999998" calcext:value-type="float">
            <text:p>-1,07999999999998</text:p>
          </table:table-cell>
          <table:table-cell table:formula="of:=[.F33]-[.F20]" office:value-type="float" office:value="-0.819999999999993" calcext:value-type="float">
            <text:p>-0,819999999999993</text:p>
          </table:table-cell>
          <table:table-cell table:formula="of:=[.G33]-[.G20]" office:value-type="float" office:value="2.38" calcext:value-type="float">
            <text:p>2,3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34]/[.D33]" office:value-type="float" office:value="-0.00589595375722533" calcext:value-type="float">
            <text:p>-0,00589595375722533</text:p>
          </table:table-cell>
          <table:table-cell table:formula="of:=[.E34]/[.E33]" office:value-type="float" office:value="-0.00306818181818177" calcext:value-type="float">
            <text:p>-0,00306818181818177</text:p>
          </table:table-cell>
          <table:table-cell table:formula="of:=[.F34]/[.F33]" office:value-type="float" office:value="-0.00229050279329607" calcext:value-type="float">
            <text:p>-0,00229050279329607</text:p>
          </table:table-cell>
          <table:table-cell table:formula="of:=[.G34]/[.G33]" office:value-type="float" office:value="0.00653846153846153" calcext:value-type="float">
            <text:p>0,0065384615384615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35]*100" office:value-type="float" office:value="-0.589595375722533" calcext:value-type="float">
            <text:p>-0,589595375722533</text:p>
          </table:table-cell>
          <table:table-cell table:formula="of:=[.E35]*100" office:value-type="float" office:value="-0.306818181818177" calcext:value-type="float">
            <text:p>-0,306818181818177</text:p>
          </table:table-cell>
          <table:table-cell table:formula="of:=[.F35]*100" office:value-type="float" office:value="-0.229050279329607" calcext:value-type="float">
            <text:p>-0,229050279329607</text:p>
          </table:table-cell>
          <table:table-cell table:formula="of:=[.G35]*100" office:value-type="float" office:value="0.653846153846153" calcext:value-type="float">
            <text:p>0,65384615384615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9" number:min-decimal-places="19" number:min-integer-digits="1"/>
    </number:number-style>
    <number:number-style style:name="N116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8:27:59.943460572</meta:creation-date>
    <dc:date>2026-02-07T21:15:22.822146998</dc:date>
    <meta:editing-duration>PT47M22S</meta:editing-duration>
    <meta:editing-cycles>1</meta:editing-cycles>
    <meta:document-statistic meta:table-count="1" meta:cell-count="150" meta:object-count="0"/>
    <meta:generator>LibreOffice/24.2.7.2$Linux_X86_64 LibreOffice_project/420$Build-2</meta:generator>
  </office:meta>
</office:document-meta>
</file>